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23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.423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.423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.423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202124" loext:opacity="100%" style:text-line-through-style="none" style:text-line-through-type="none" style:font-name="Courier New" fo:font-size="9pt" fo:font-style="normal" style:text-underline-style="none" fo:font-weight="normal" style:text-blinking="false" fo:background-color="#f1f3f4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202124" loext:opacity="100%" style:text-line-through-style="none" style:text-line-through-type="none" style:text-underline-style="none" style:text-blinking="false" fo:background-color="#f1f3f4"/>
    </style:style>
    <style:style style:name="P8" style:family="paragraph" style:parent-style-name="Text_20_body">
      <style:paragraph-properties fo:margin-top="0cm" fo:margin-bottom="0.423cm" style:contextual-spacing="false" fo:line-height="179%" style:writing-mode="lr-tb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179%" fo:background-color="transparent" fo:padding="0cm" fo:border="none" style:writing-mode="lr-tb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202124" loext:opacity="100%" style:text-line-through-style="none" style:text-line-through-type="none" style:font-name="Courier New" fo:font-size="9pt" fo:font-style="normal" style:text-underline-style="none" fo:font-weight="normal" style:text-blinking="false" fo:background-color="#f1f3f4" loext:char-shading-value="0"/>
    </style:style>
    <style:style style:name="T8" style:family="text">
      <style:text-properties fo:font-variant="normal" fo:text-transform="none" fo:color="#202124" loext:opacity="100%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02124" loext:opacity="100%" style:text-line-through-style="none" style:text-line-through-type="none" style:font-name="Courier New" fo:font-size="9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style:font-name="Courier New" fo:font-size="9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e8cd44b-7fff-c7dc-6406-902d9059ae5f"/>Projeto 2 - pet&amp;shop</text:p>
      <text:p text:style-name="P2">Descrição</text:p>
      <text:p text:style-name="P3">Um novo cliente surgiu com a demanda da construção de um website para um petshop que irá ser inaugurado em alguns dias. Para isto, um renomado designer foi contratado e criou a logo, manual da marca e um layout para o website. Seu objetivo é recriar com HTML e CSS o layout fornecido pela empresa, utilizando os textos, imagens e cores fornecidas.</text:p>
      <text:p text:style-name="P5">A versão final deve ficar exatamente igual a versão solicitada pelo cliente, sem modificações.</text:p>
      <text:p text:style-name="Text_20_body"><text:line-break/></text:p>
      <text:p text:style-name="P2">Textos Home</text:p>
      <text:p text:style-name="P8"><text:span text:style-name="T1">Nossos serviços: </text:span><text:span text:style-name="T3"><text:line-break/>Produtos:</text:span><text:span text:style-name="T6"> </text:span><text:span text:style-name="T4">Uma variedade de rações, petiscos, brinquedos e acessórios para atender o seu amiguinho da melhor forma.<text:line-break/></text:span><text:span text:style-name="T3">Banho e Tosa:</text:span><text:span text:style-name="T6"> </text:span><text:span text:style-name="T4">Para deixar seu amiguinho com o padrão de beleza que ele merece e muito cheiroso.<text:line-break/></text:span><text:span text:style-name="T3">Centro Médico:</text:span><text:span text:style-name="T6"> </text:span><text:span text:style-name="T4">Atendimento veterinário especializado para garantir a saúde e o bem-estar do seu amigo.<text:line-break/></text:span><text:span text:style-name="T3">Creche:</text:span><text:span text:style-name="T6"> </text:span><text:span text:style-name="T4">Traga seu pet para interagir com a nossa equipe e sociabilizar com outros animais e fique tranquilo(a) para suas atividades do dia-a-dia.</text:span></text:p>
      <text:p text:style-name="P8"><text:span text:style-name="T1">Sobre</text:span><text:span text:style-name="T2">:</text:span><text:span text:style-name="T4"><text:line-break/></text:span><text:span text:style-name="T3">Só quem é apaixonado por animais sabe:</text:span><text:span text:style-name="T6"> </text:span><text:span text:style-name="T4">a relação de amor e cumplicidade que temos com nossos bichinhos de estimação é um vínculo único! Por essa razão, não medimos esforços para oferecer o que há de melhor para trazer ainda mais alegria e qualidade de vida. Rações, acessórios, medicamentos e brinquedos estão na nossa listinha de prioridades; e tudo isso você encontra aqui na pet&amp;shop.</text:span></text:p>
      <text:p text:style-name="P8"><text:soft-page-break/><text:span text:style-name="T1">Produtos em destaque:</text:span><text:span text:style-name="T3"><text:line-break/></text:span><text:span text:style-name="T4">Royal Canin Maxi Adult 15kg - R$ 109,90<text:line-break/>Premier Fórmula Raças Medias Adulto - R$ 79,90<text:line-break/>Pro Plan Raças Pequenas Reduced Calorie - R$ 79,90<text:line-break/>EasOtic 10ml - Virbac - 169,90<text:line-break/>Moletom Snoopy Sleeping Azul- Zooz - R$ 39,90<text:line-break/>N&amp;D Ancestral Selection Cães Adultos Raças Grandes - R$ 89,90<text:line-break/>Kit Hills Prescription Diet Lata A/D Urgent Care 156g - R$ 44,90<text:line-break/>Three Cats Original Sênior 10,1kg - R$ 69,90<text:line-break/>Peitoral Ergocomfort Rosa Ferplast - R$ 134,90<text:line-break/>Peitoral Para Cachorros Sail Dog 27 - R$ 129,90<text:line-break/>Guia Para Cachorros Tropical Dog 27 - R$ 114,90<text:line-break/>Guia Para Cachorros One Dog 27 - R$ 114,90</text:span></text:p>
      <text:p text:style-name="P2">Textos Sobre</text:p>
      <text:p text:style-name="P8"><text:span text:style-name="T1">Sobre a pet&amp;shop: </text:span><text:span text:style-name="T3"><text:line-break/></text:span><text:span text:style-name="T4">Surgimos da paixão pelos pets e da necessidade de um espaço completo e especializado. Voltado ao bem-estar animal, garantimos a eficiência no atendimento através de profissionais qualificados e alta qualidade em todos os cuidados oferecidos. Queremos que você tenha a melhor experiência de consumo, e seu pet o melhor atendimento possível.</text:span></text:p>
      <text:p text:style-name="P3">Cada cantinho em nosso pet shop foi pensado para oferecer toda atenção e carinho que o seu melhor amigo merece. O bem estar e a satisfação do seu pet é nossa prioridade.</text:p>
      <text:p text:style-name="P3">Determinados em fazer a diferença, queremos democratizar e simplificar o cuidado com o pet. Aqui você encontra tudo o que seu pet precisa, quando ele precisa, a preços acessíveis, com uma experiência que vai muito além de pet shop.</text:p>
      <text:p text:style-name="Text_20_body"/>
      <text:p text:style-name="P2">Textos Serviços</text:p>
      <text:p text:style-name="P8"><text:span text:style-name="T1">Banho e Tosa: </text:span><text:span text:style-name="T3"><text:line-break/>Dispomos de uma equipe especializada e treinada para realizar o banho e tosa do seu pet, </text:span><text:soft-page-break/><text:span text:style-name="T3">com todo o cuidado necessário e com os melhores produtos do mercado!<text:line-break/></text:span><text:span text:style-name="T4">Na pet&amp;shop, você tem a garantia de que seu pet será atendido com o mesmo carinho e atenção que você dá à ele. Todos nossos profissionais são muito bem qualificados e passam por constantes treinamentos, visando sempre entregar a melhor experiência para você e seu melhor amigo. Nossa infraestrutura é altamente profissional, contando com secadores, estações de trabalho individuais e produtos de alta qualidade.</text:span></text:p>
      <text:p text:style-name="P8"><text:span text:style-name="T1">Centro Médico: <text:line-break/></text:span><text:span text:style-name="T3">Aqui você encontrará uma clínica veterinária completa, com médicos veterinários formados e instalações especializadas!<text:line-break/></text:span><text:span text:style-name="T4">Nós nos preocupamos em oferecer sempre o melhor atendimento. Nossos veterinários são experientes, possuem treinamento, capacitação e certificados, tendo à disposição todos os equipamentos necessários para tratar o seu pet, bem como os melhores medicamentos do mercado. Nossos profissionais estão sempre disponíveis para sanar suas dúvidas e fornecer informações sobre a saúde do seu pet.</text:span></text:p>
      <text:p text:style-name="P8"><text:span text:style-name="T1">Farmácia Pet: <text:line-break/></text:span><text:span text:style-name="T3">Na pet&amp;shop você encontra uma grande variedade de remédios e produtos voltados à saúde do seu pet!<text:line-break/></text:span><text:span text:style-name="T4">Trabalhamos com uma grande variedade de produtos para a saúde animal, todos com certificações e comprovações de efetividade. Possuímos produtos nacionais e importados, além de uma fábrica própria para manipulação de um produto customizado.</text:span></text:p>
      <text:p text:style-name="P8"><text:span text:style-name="T1">Tele Entrega: <text:line-break/></text:span><text:span text:style-name="T3">Se a ração do seu pet acabou ou se você precisa de qualquer outro produto, nós o entregamos na sua casa!<text:line-break/></text:span><text:span text:style-name="T4">Realizamos tele-entregas para toda a região, visando facilitar ainda mais sua rotina. Em compras acima de R$ 50,00, o frete é por nossa conta!</text:span></text:p>
      <text:p text:style-name="P8"><text:span text:style-name="T1">Tele Busca: <text:line-break/></text:span><text:span text:style-name="T3">Para a sua maior comodidade e tranquilidade, buscamos seu melhor amigo na sua casa!<text:line-break/></text:span><text:span text:style-name="T4">Se você não tem como trazer o seu pet até a nossa loja, nós o buscamos para você com toda segurança e tranquilidade. Consulte conosco a disponibilidade deste serviço para o seu endereço.</text:span></text:p>
      <text:p text:style-name="Text_20_body"><text:soft-page-break/></text:p>
      <text:p text:style-name="P8"><text:span text:style-name="T1">Creche:<text:line-break/></text:span><text:span text:style-name="T3">Aumente a qualidade de vida do seu pet e deixe-o divertindo-se com outros animais enquanto você trabalha!<text:line-break/></text:span><text:span text:style-name="T4">Os animais que frequentam a creche terão um dia cheio de atividade, seguindo uma rotina detalhada elaborada por especialistas em comportamento animal, com muitas brincadeiras, exercícios de obediência e agility recreativo.</text:span></text:p>
      <text:p text:style-name="P8"><text:span text:style-name="T1">Hotel:<text:line-break/></text:span><text:span text:style-name="T3">Vai viajar e não tem com quem deixar seu Pet? A gente cuida dele por você!<text:line-break/></text:span><text:span text:style-name="T4">Possuímos um hotel para pets que contam com casinhas aconchegantes e camas confortáveis para a estadia do seu animal. Durante o dia, eles receberão cinco refeições e participarão das atividades da creche em turno integral.</text:span></text:p>
      <text:p text:style-name="P2">Textos do Footer</text:p>
      <text:p text:style-name="P8"><text:span text:style-name="T1">Contato:</text:span><text:span text:style-name="T4"><text:line-break/>Estrada sem nome, 1234, Sala 0<text:line-break/>Bairro - Cidade / UF<text:line-break/>12345-678<text:line-break/>(00) 99999-9999<text:line-break/>contato@petshop.com.br</text:span></text:p>
      <text:p text:style-name="P8"><text:span text:style-name="T1">Horário de funcionamento:</text:span><text:span text:style-name="T4"><text:line-break/>De Segunda a Sexta-feira das 9 às 19hs.<text:line-break/>Aos Sábados das 9 às 18hs.</text:span></text:p>
      <text:p text:style-name="P8"><text:span text:style-name="T1">Copy:<text:line-break/></text:span><text:span text:style-name="T4">© 2022 pet&amp;shop | Todos os direitos reservados. Desenvolvido por Crie_TI    </text:span></text:p>
      <text:p text:style-name="Text_20_body"/>
      <text:p text:style-name="P2">Cores</text:p>
      <text:p text:style-name="P8"><text:soft-page-break/><text:span text:style-name="T1">Códigos:</text:span><text:span text:style-name="T4"><text:line-break/>Branco: #ffffff;<text:line-break/>Rosa: #FF0077;<text:line-break/>Rosa claro: #ffd8ea;<text:line-break/>Azul: #0077ff;<text:line-break/>Cinza: #858585;<text:line-break/>Cinza claro: #cecece;<text:line-break/>Preto: #382c32;<text:line-break/>Roxo: #C10DFF;<text:line-break/>Laranja: #FF320D;<text:line-break/>Verde: #6cf515;</text:span></text:p>
      <text:p text:style-name="P3">Obs: os textos da seção “Serviços” que possuem um fundo colorido possuem a cor branca. As descrições dos serviços possuem ainda uma opacidade de 80%.</text:p>
      <text:p text:style-name="P8"><text:span text:style-name="T4">Obs2: a “barrinha” que fica em cima da </text:span><text:span text:style-name="T5">copy</text:span><text:span text:style-name="T6"> </text:span><text:span text:style-name="T4">no rodapé possui a cor rosa claro, com 30% de opacidade.</text:span></text:p>
      <text:p text:style-name="P8"><text:span text:style-name="T1">Tamanhos de fonte:</text:span><text:span text:style-name="T4"><text:line-break/>Título da seção de serviços: 32px;<text:line-break/>Nomes dos serviços: 18px;<text:line-break/>Descrição dos serviços: 16px;<text:line-break/>Descrição do sobre: 16px;<text:line-break/>Título da seção de produtos: 32px;<text:line-break/>Nome do produto: 14px;<text:line-break/>Valor do produto: 16px;<text:line-break/>Botão ver mais: 16px;<text:line-break/>Títulos do footer: 18px;<text:line-break/>Textos dos footer: 16px;<text:line-break/>Copy: 14px;</text:span></text:p>
      <text:p text:style-name="P8"><text:span text:style-name="T1">Família da fonte:</text:span><text:span text:style-name="T4"><text:line-break/>Open Sans</text:span></text:p>
      <text:p text:style-name="P3"><text:soft-page-break/>Código de importação da fonte:</text:p>
      <text:p text:style-name="P6">&lt;link rel="preconnect" href="https://fonts.googleapis.com"&gt;</text:p>
      <text:p text:style-name="P6">&lt;link rel="preconnect" href="https://fonts.gstatic.com" crossorigin&gt;</text:p>
      <text:p text:style-name="P11"><text:span text:style-name="T7">&lt;link href="https://fonts.googleapis.com/css2?</text:span><text:span text:style-name="T8">family=</text:span><text:span text:style-name="T9">Open+Sans:wght@300;400;500;600;700;800</text:span><text:span text:style-name="T8">&amp;</text:span><text:span text:style-name="T7">display=swap" rel="stylesheet"&gt;</text:span></text:p>
      <text:p text:style-name="Text_20_body"/>
      <text:p text:style-name="P3">CSS:</text:p>
      <text:p text:style-name="P6">body {</text:p>
      <text:p text:style-name="P7">  <text:span text:style-name="T11">font-family: 'Open Sans', sans-serif;</text:span></text:p>
      <text:p text:style-name="P6">}</text:p>
      <text:p text:style-name="Text_20_body"/>
      <text:p text:style-name="P8"><text:span text:style-name="T1">Ícones:</text:span><text:span text:style-name="T4"><text:line-break/>Font-Awesome</text:span></text:p>
      <text:p text:style-name="P3">Código de importação da fonte:</text:p>
      <text:p text:style-name="P6">&lt;link rel="stylesheet" href="https://cdnjs.cloudflare.com/ajax/libs/font-awesome/6.4.0/css/all.min.css"&gt;</text:p>
      <text:p text:style-name="Text_20_body"/>
      <text:p text:style-name="P3">HTML:</text:p>
      <text:p text:style-name="P6">&lt;i class="fa-solid fa-shower"&gt;&lt;/i&gt;</text:p>
      <text:p text:style-name="Text_20_body"/>
      <text:p text:style-name="P2">Dicas e desafios</text:p>
      <text:list xml:id="list1673785006" text:style-name="L1">
        <text:list-item>
          <text:p text:style-name="P9"><text:span text:style-name="T4">Para os ícones da seção de serviços e das redes sociais, procure utilizar o </text:span><text:a xlink:type="simple" xlink:href="https://fontawesome.com/" text:style-name="Internet_20_link" text:visited-style-name="Visited_20_Internet_20_Link"><text:span text:style-name="T10">https://fontawesome.com/</text:span></text:a><text:span text:style-name="T4"> (em último caso, utilize as imagens dos ícones fornecida no arquivo ZIP);</text:span></text:p>
        </text:list-item>
        <text:list-item>
          <text:p text:style-name="P4">No menu, por padrão os links possuem a cor preta. Quando o link corresponde a página atual (link ativo), deve ficar com a cor branca e o fundo rosa. Quando passar o mouse por cima de outro link, o texto deve ficar na cor rosa;</text:p>
        </text:list-item>
        <text:list-item>
          <text:p text:style-name="P4">Ao passar o mouse sobre um serviço, o ícone pode aumentar de tamanho e ser levemente rotacionado;</text:p>
        </text:list-item>
        <text:list-item>
          <text:p text:style-name="P4">Ao passar o mouse sobre um produto, deverá aparecer uma borda na cor cinza claro com os cantos arredondados em 10px, e a imagem deverá ficar com uma opacidade de 30%;</text:p>
        </text:list-item>
        <text:list-item>
          <text:p text:style-name="P4">Ao passar o mouse sobre um link de uma rede social no footer, o ícone pode aumentar de tamanho e ser levemente rotacionado;</text:p>
        </text:list-item>
        <text:list-item>
          <text:p text:style-name="P4"><text:soft-page-break/>Para as animações, utilize uma transição de 0,5 segundos para suavizar a animação;</text:p>
        </text:list-item>
        <text:list-item>
          <text:p text:style-name="P10"><text:span text:style-name="T4">Para adicionar o mapa na página de contato, utilize o </text:span><text:a xlink:type="simple" xlink:href="http://maps.google.com/maps" text:style-name="Internet_20_link" text:visited-style-name="Visited_20_Internet_20_Link"><text:span text:style-name="T10">http://maps.google.com/maps</text:span></text:a><text:span text:style-name="T4"> de forma incorporada;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08:23:47.560811784</meta:creation-date>
    <dc:date>2023-04-28T08:24:25.985791358</dc:date>
    <meta:editing-duration>PT38S</meta:editing-duration>
    <meta:editing-cycles>1</meta:editing-cycles>
    <meta:document-statistic meta:table-count="0" meta:image-count="0" meta:object-count="0" meta:page-count="7" meta:paragraph-count="53" meta:word-count="1263" meta:character-count="7954" meta:non-whitespace-character-count="6734"/>
    <meta:generator>LibreOffice/7.3.7.2$Linux_X86_64 LibreOffice_project/30$Build-2</meta:generator>
  </office:meta>
</office:document-meta>
</file>